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rles Amey</text:p>
      <text:p text:style-name="Standard">4563 Upper Sycamore Rd.</text:p>
      <text:p text:style-name="Standard">Indore WV <text:s/>25111</text:p>
      <text:p text:style-name="Standard">304-442-3081</text:p>
      <text:p text:style-name="Standard"/>
      <text:p text:style-name="Standard">Richard Adams</text:p>
      <text:p text:style-name="Standard">1667 Pluto Rd.</text:p>
      <text:p text:style-name="Standard">Shady Spring WV <text:s/>25918</text:p>
      <text:p text:style-name="Standard">304-763-9102</text:p>
      <text:p text:style-name="Standard"/>
      <text:p text:style-name="Standard">Mike Kirk</text:p>
      <text:p text:style-name="Standard">219 Donald Lane</text:p>
      <text:p text:style-name="Standard">P.O. Box 244</text:p>
      <text:p text:style-name="Standard">Dawes WV <text:s/>25054</text:p>
      <text:p text:style-name="Standard">304-206-5314</text:p>
      <text:p text:style-name="Standard"/>
      <text:p text:style-name="Standard">James Cercone</text:p>
      <text:p text:style-name="Standard">Engineering Building</text:p>
      <text:p text:style-name="Standard">Room 100</text:p>
      <text:p text:style-name="Standard">304-442-3362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26T09:25:13</meta:creation-date>
    <dc:date>2010-04-26T09:57:27</dc:date>
    <meta:editing-duration>PT00H14M45S</meta:editing-duration>
    <meta:editing-cycles>3</meta:editing-cycles>
    <meta:generator>OpenOffice.org/3.1$Linux OpenOffice.org_project/310m19$Build-9420</meta:generator>
    <meta:document-statistic meta:table-count="0" meta:image-count="0" meta:object-count="0" meta:page-count="1" meta:paragraph-count="17" meta:word-count="39" meta:character-count="240"/>
  </office:meta>
</office:document-meta>
</file>